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P32" style:family="paragraph" style:parent-style-name="Standard">
      <style:text-properties fo:language="sv" fo:country="SE" officeooo:rsid="009028d2" officeooo:paragraph-rsid="009028d2"/>
    </style:style>
    <style:style style:name="P33" style:family="paragraph" style:parent-style-name="Standard">
      <style:text-properties fo:language="sv" fo:country="SE" officeooo:rsid="00987a42" officeooo:paragraph-rsid="00987a42"/>
    </style:style>
    <style:style style:name="P34" style:family="paragraph" style:parent-style-name="Standard">
      <style:text-properties fo:language="sv" fo:country="SE" officeooo:rsid="009c108e" officeooo:paragraph-rsid="009c108e"/>
    </style:style>
    <style:style style:name="P35" style:family="paragraph" style:parent-style-name="Standard">
      <style:text-properties fo:language="sv" fo:country="SE" officeooo:rsid="00a185e9" officeooo:paragraph-rsid="00a185e9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2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3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  <text:p text:style-name="P34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5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7T17:57:46.268542447</dc:date>
    <meta:editing-duration>P3DT2H18M1S</meta:editing-duration>
    <meta:editing-cycles>145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592" meta:character-count="3751" meta:non-whitespace-character-count="3155"/>
  </office:meta>
</office:document-meta>
</file>